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86.01pt"/>
    </style:style>
    <style:style style:name="co16" style:family="table-column">
      <style:table-column-properties fo:break-before="auto" style:column-width="103.41pt"/>
    </style:style>
    <style:style style:name="co17" style:family="table-column">
      <style:table-column-properties fo:break-before="auto" style:column-width="306.71pt"/>
    </style:style>
    <style:style style:name="co18" style:family="table-column">
      <style:table-column-properties fo:break-before="auto" style:column-width="171.01pt"/>
    </style:style>
    <style:style style:name="co19" style:family="table-column">
      <style:table-column-properties fo:break-before="auto" style:column-width="92.61pt"/>
    </style:style>
    <style:style style:name="co20" style:family="table-column">
      <style:table-column-properties fo:break-before="auto" style:column-width="174.44pt"/>
    </style:style>
    <style:style style:name="co21" style:family="table-column">
      <style:table-column-properties fo:break-before="auto" style:column-width="91.05pt"/>
    </style:style>
    <style:style style:name="co22" style:family="table-column">
      <style:table-column-properties fo:break-before="auto" style:column-width="219.2pt"/>
    </style:style>
    <style:style style:name="co23" style:family="table-column">
      <style:table-column-properties fo:break-before="auto" style:column-width="178.3pt"/>
    </style:style>
    <style:style style:name="co24" style:family="table-column">
      <style:table-column-properties fo:break-before="auto" style:column-width="187.54pt"/>
    </style:style>
    <style:style style:name="co25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4.2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anel-kit-funding-calculator'.B21"/>
    </style:style>
    <style:style style:name="ce36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6]))&gt;0)" style:apply-style-name="ConditionalStyle_5f_1" style:base-cell-address="'panel-kit-funding-calculator'.B46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p-funding-calculator'.B21"/>
    </style:style>
    <style:style style:name="ce38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getting-started-bundle'.B21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octopanel.B21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5]))&gt;0)" style:apply-style-name="ConditionalStyle_5f_1" style:base-cell-address="octopanel.B45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lightpanel.B21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making-progress-bundle'.B21"/>
    </style:style>
    <style:style style:name="ce4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0]))&gt;0)" style:apply-style-name="ConditionalStyle_5f_1" style:base-cell-address="'photo booth kit'.B20"/>
    </style:style>
  </office:automatic-styles>
  <office:body>
    <office:spreadsheet>
      <table:calculation-settings table:automatic-find-labels="false"/>
      <table:table table:name="BOM-microcluster-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basic (half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D6]*[.B6]" office:value-type="currency" office:currency="USD" office:value="15.2" calcext:value-type="currency">
            <text:p>$15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clear panel, 24x36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interstateplastics.com/Petg-Vivak-Sheet-PTGCE~~SH.php?vid=20180423232112-8p-C201804232321-4</text:p>
          </table:table-cell>
          <table:table-cell office:value-type="currency" office:currency="USD" office:value="18" calcext:value-type="currency">
            <text:p>$18.00</text:p>
          </table:table-cell>
          <table:table-cell table:style-name="ce4" table:formula="of:=[.D7]*[.B7]" office:value-type="currency" office:currency="USD" office:value="36" calcext:value-type="currency">
            <text:p>$36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8]*[.B8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9]*[.B9]" office:value-type="currency" office:currency="USD" office:value="7.28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10]*[.B10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11]*[.B11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12]*[.B12]" office:value-type="currency" office:currency="USD" office:value="8" calcext:value-type="currency">
            <text:p>$8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1BLQL2DU/ref=twister_B00NF8HKI4?_encoding=UTF8&amp;psc=1</text:p>
          </table:table-cell>
          <table:table-cell table:formula="of:=146/24" office:value-type="currency" office:currency="USD" office:value="6.08333333333333" calcext:value-type="currency">
            <text:p>$6.08</text:p>
          </table:table-cell>
          <table:table-cell table:style-name="ce4" table:formula="of:=[.D13]*[.B13]" office:value-type="currency" office:currency="USD" office:value="6.08333333333333" calcext:value-type="currency">
            <text:p>$6.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13])" office:value-type="currency" office:currency="USD" office:value="83.5633333333333" calcext:value-type="currency">
            <text:p>$83.5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15]+['printed parts - mb'.D18]*0" office:value-type="currency" office:currency="USD" office:value="83.5633333333333" calcext:value-type="currency">
            <text:p>$83.56</text:p>
          </table:table-cell>
          <table:table-cell table:style-name="ce3"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full (full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D24]*[.B24]" office:value-type="currency" office:currency="USD" office:value="30.4" calcext:value-type="currency">
            <text:p>$30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clear panel, 24x22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interstateplastics.com/Petg-Vivak-Sheet-PTGCE~~SH.php?vid=20180423232112-8p-C201804232321-4</text:p>
          </table:table-cell>
          <table:table-cell office:value-type="currency" office:currency="USD" office:value="9.98" calcext:value-type="currency">
            <text:p>$9.98</text:p>
          </table:table-cell>
          <table:table-cell table:style-name="ce4" table:formula="of:=[.D25]*[.B25]" office:value-type="currency" office:currency="USD" office:value="59.88" calcext:value-type="currency">
            <text:p>$59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6]*[.B26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27]*[.B27]" office:value-type="currency" office:currency="USD" office:value="14.56" calcext:value-type="currency">
            <text:p>$14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28]*[.B28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29]*[.B29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30]*[.B30]" office:value-type="currency" office:currency="USD" office:value="20" calcext:value-type="currency">
            <text:p>$2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1BLQL2DU/ref=twister_B00NF8HKI4?_encoding=UTF8&amp;psc=1</text:p>
          </table:table-cell>
          <table:table-cell table:formula="of:=146/24" office:value-type="currency" office:currency="USD" office:value="6.08333333333333" calcext:value-type="currency">
            <text:p>$6.08</text:p>
          </table:table-cell>
          <table:table-cell table:style-name="ce4" table:formula="of:=[.D31]*[.B31]" office:value-type="currency" office:currency="USD" office:value="6.08333333333333" calcext:value-type="currency">
            <text:p>$6.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24:.E31])" office:value-type="currency" office:currency="USD" office:value="141.923333333333" calcext:value-type="currency">
            <text:p>$141.92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3]+['printed parts - mb'.D35]*0" office:value-type="currency" office:currency="USD" office:value="141.923333333333" calcext:value-type="currency">
            <text:p>$141.92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 - mb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5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1.78053333333333" calcext:value-type="currency">
            <text:p>$1.78</text:p>
          </table:table-cell>
          <table:table-cell table:style-name="ce4" table:formula="of:=[.B4]*[.D4]" office:value-type="currency" office:currency="USD" office:value="17.8053333333333" calcext:value-type="currency">
            <text:p>$17.81</text:p>
          </table:table-cell>
          <table:table-cell office:value-type="float" office:value="10" calcext:value-type="float">
            <text:p>10</text:p>
          </table:table-cell>
          <table:table-cell table:formula="of:=45/2" office:value-type="float" office:value="22.5" calcext:value-type="float">
            <text:p>22.5</text:p>
          </table:table-cell>
          <table:table-cell table:formula="of:=[.E4]*[.D4]" office:value-type="float" office:value="225" calcext:value-type="float">
            <text:p>225</text:p>
          </table:table-cell>
          <table:table-cell table:formula="of:=50" office:value-type="float" office:value="50" calcext:value-type="float">
            <text:p>50</text:p>
          </table:table-cell>
          <table:table-cell table:formula="of:=[.G4]*[.D4]" office:value-type="float" office:value="500" calcext:value-type="float">
            <text:p>500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12.5" calcext:value-type="float">
            <text:p>12.5</text:p>
          </table:table-cell>
          <table:table-cell table:style-name="ce19" table:formula="of:=[.E4]/([.G4]/60)" office:value-type="float" office:value="27" calcext:value-type="float">
            <text:p>27</text:p>
          </table:table-cell>
          <table:table-cell table:style-name="ce4" table:formula="of:=[.B4]/[.E4]" office:value-type="currency" office:currency="USD" office:value="0.0791348148148148" calcext:value-type="currency">
            <text:p>$0.08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0.600614814814815" calcext:value-type="currency">
            <text:p>$0.60</text:p>
          </table:table-cell>
          <table:table-cell table:style-name="ce4" table:formula="of:=[.B5]*[.D5]" office:value-type="currency" office:currency="USD" office:value="9.60983703703704" calcext:value-type="currency">
            <text:p>$9.6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5]*[.D5]" office:value-type="float" office:value="160" calcext:value-type="float">
            <text:p>160</text:p>
          </table:table-cell>
          <table:table-cell table:style-name="ce19" table:formula="of:=100/18" office:value-type="float" office:value="5.55555555555556" calcext:value-type="float">
            <text:p>6</text:p>
          </table:table-cell>
          <table:table-cell table:style-name="ce19" table:formula="of:=[.G5]*[.D5]" office:value-type="float" office:value="88.8888888888889" calcext:value-type="float">
            <text:p>89</text:p>
          </table:table-cell>
          <table:table-cell table:formula="of:=10/10" office:value-type="float" office:value="1" calcext:value-type="float">
            <text:p>1</text:p>
          </table:table-cell>
          <table:table-cell table:formula="of:=[.I5]*[.D5]" office:value-type="float" office:value="16" calcext:value-type="float">
            <text:p>16</text:p>
          </table:table-cell>
          <table:table-cell table:style-name="ce19" table:formula="of:=[.E5]/([.G5]/60)" office:value-type="float" office:value="108" calcext:value-type="float">
            <text:p>108</text:p>
          </table:table-cell>
          <table:table-cell table:style-name="ce4" table:formula="of:=[.B5]/[.E5]" office:value-type="currency" office:currency="USD" office:value="0.0600614814814815" calcext:value-type="currency">
            <text:p>$0.06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27.4151703703704" calcext:value-type="currency">
            <text:p>$27.42</text:p>
          </table:table-cell>
          <table:table-cell table:style-name="ce15" table:formula="of:=SUM([.D4:.D5])" office:value-type="float" office:value="26" calcext:value-type="float">
            <text:p>26</text:p>
          </table:table-cell>
          <table:table-cell table:style-name="ce15" table:formula="of:=SUM([.E4:.E5])" office:value-type="float" office:value="32.5" calcext:value-type="float">
            <text:p>33</text:p>
          </table:table-cell>
          <table:table-cell table:style-name="ce15" table:formula="of:=SUM([.F4:.F5])" office:value-type="float" office:value="385" calcext:value-type="float">
            <text:p>385</text:p>
          </table:table-cell>
          <table:table-cell table:style-name="ce15" table:formula="of:=SUM([.G4:.G5])" office:value-type="float" office:value="55.5555555555556" calcext:value-type="float">
            <text:p>56</text:p>
          </table:table-cell>
          <table:table-cell table:style-name="ce15" table:formula="of:=SUM([.H4:.H5])" office:value-type="float" office:value="588.888888888889" calcext:value-type="float">
            <text:p>589</text:p>
          </table:table-cell>
          <table:table-cell table:style-name="ce15" table:formula="of:=SUM([.I4:.I5])" office:value-type="float" office:value="2.25" calcext:value-type="float">
            <text:p>2</text:p>
          </table:table-cell>
          <table:table-cell table:style-name="ce15" table:formula="of:=SUM([.J4:.J5])" office:value-type="float" office:value="28.5" calcext:value-type="float">
            <text:p>29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19057407407407" calcext:value-type="currency">
            <text:p>$1.19</text:p>
          </table:table-cell>
          <table:table-cell table:style-name="ce4"/>
          <table:table-cell table:style-name="ce14" table:formula="of:=AVERAGE([.D4:.D5])" office:value-type="float" office:value="13" calcext:value-type="float">
            <text:p>13.0</text:p>
          </table:table-cell>
          <table:table-cell table:style-name="ce15" table:formula="of:=AVERAGE([.E4:.E5])" office:value-type="float" office:value="16.25" calcext:value-type="float">
            <text:p>16</text:p>
          </table:table-cell>
          <table:table-cell table:style-name="ce15" table:formula="of:=AVERAGE([.F4:.F5])" office:value-type="float" office:value="192.5" calcext:value-type="float">
            <text:p>193</text:p>
          </table:table-cell>
          <table:table-cell table:style-name="ce15" table:formula="of:=AVERAGE([.G4:.G5])" office:value-type="float" office:value="27.7777777777778" calcext:value-type="float">
            <text:p>28</text:p>
          </table:table-cell>
          <table:table-cell table:style-name="ce15" table:formula="of:=AVERAGE([.H4:.H5])" office:value-type="float" office:value="294.444444444444" calcext:value-type="float">
            <text:p>294</text:p>
          </table:table-cell>
          <table:table-cell table:style-name="ce15" table:formula="of:=AVERAGE([.I4:.I5])" office:value-type="float" office:value="1.125" calcext:value-type="float">
            <text:p>1</text:p>
          </table:table-cell>
          <table:table-cell table:style-name="ce15" table:formula="of:=AVERAGE([.J4:.J5])" office:value-type="float" office:value="14.25" calcext:value-type="float">
            <text:p>14</text:p>
          </table:table-cell>
          <table:table-cell table:style-name="ce15" table:formula="of:=AVERAGE([.K4:.K5])" office:value-type="float" office:value="67.5" calcext:value-type="float">
            <text:p>68</text:p>
          </table:table-cell>
          <table:table-cell table:style-name="ce4" table:formula="of:=AVERAGE([.L4:.L5])" office:value-type="currency" office:currency="USD" office:value="0.0695981481481482" calcext:value-type="currency">
            <text:p>$0.07</text:p>
          </table:table-cell>
          <table:table-cell table:style-name="ce4" table:formula="of:=AVERAGE(#REF!;#REF!;#REF!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7.125" calcext:value-type="currency">
            <text:p>$7.13</text:p>
          </table:table-cell>
          <table:table-cell table:style-name="ce18" table:formula="of:=[.D11]/[.D$18]" office:value-type="percentage" office:value="0.259892603392336" calcext:value-type="percentage">
            <text:p>25.99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#REF!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2)" office:value-type="currency" office:currency="USD" office:value="0.95" calcext:value-type="currency">
            <text:p>$0.95</text:p>
          </table:table-cell>
          <table:table-cell table:style-name="ce4"/>
          <table:table-cell table:style-name="ce4" table:formula="of:=([.H7]/60)*[.B12]" office:value-type="currency" office:currency="USD" office:value="9.32407407407407" calcext:value-type="currency">
            <text:p>$9.32</text:p>
          </table:table-cell>
          <table:table-cell table:style-name="ce18" table:formula="of:=[.D12]/[.D$18]" office:value-type="percentage" office:value="0.340106369871453" calcext:value-type="percentage">
            <text:p>34.01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981481481481482" calcext:value-type="currency">
            <text:p>$0.98</text:p>
          </table:table-cell>
          <table:table-cell table:style-name="ce18" table:formula="of:=[.D13]/[.D$18]" office:value-type="percentage" office:value="0.0358006705127845" calcext:value-type="percentage">
            <text:p>3.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359614814814815" calcext:value-type="currency">
            <text:p>$0.36</text:p>
          </table:table-cell>
          <table:table-cell table:style-name="ce18" table:formula="of:=[.D14]/[.D$18]" office:value-type="percentage" office:value="0.0131173656758842" calcext:value-type="percentage">
            <text:p>1.31%</text:p>
          </table:table-cell>
          <table:table-cell table:number-columns-repeated="2"/>
          <table:table-cell table:formula="of:=[.H7]/60" office:value-type="float" office:value="9.81481481481482" calcext:value-type="float">
            <text:p>9.814814814814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lament cost (PLA)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4" table:formula="of:=([.$F$7]/1000)*[.B15]" office:value-type="currency" office:currency="USD" office:value="9.625" calcext:value-type="currency">
            <text:p>$9.63</text:p>
          </table:table-cell>
          <table:table-cell table:style-name="ce18" table:formula="of:=[.D15]/[.D18]" office:value-type="percentage" office:value="0.351082990547542" calcext:value-type="percentage">
            <text:p>35.11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27.4151703703704" calcext:value-type="currency">
            <text:p>$27.42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panel-kit-funding-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half stack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BOM-microcluster-basic'.E17]" office:value-type="float" office:value="83.5633333333333" calcext:value-type="float">
            <text:p>$83.56</text:p>
          </table:table-cell>
          <table:table-cell table:number-columns-repeated="5"/>
        </table:table-row>
        <table:table-row table:style-name="ro7">
          <table:table-cell table:style-name="ce28"/>
          <table:table-cell table:style-name="ce32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835.633333333333" calcext:value-type="float">
            <text:p>$835.6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850.633333333333" calcext:value-type="float">
            <text:p>$850.6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85.0633333333333" calcext:value-type="float">
            <text:p>$85.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100.63333333333" calcext:value-type="float">
            <text:p>$1,100.6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4.9183666666667" calcext:value-type="float">
            <text:p>$34.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77.0443333333333" calcext:value-type="float">
            <text:p>$77.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212.59603333333" calcext:value-type="float">
            <text:p>$1,212.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121.259603333333" calcext:value-type="float">
            <text:p>$121.26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6.19627" calcext:value-type="float">
            <text:p>$36.20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200" calcext:value-type="float">
            <text:p>$2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6" calcext:value-type="float">
            <text:p>6</text:p>
          </table:table-cell>
          <table:table-cell table:number-columns-repeated="2"/>
          <table:table-cell table:formula="of:=([.B19]-[.B17])*[.E20]" office:value-type="float" office:value="78.740396666667" calcext:value-type="float">
            <text:p>78.740396666667</text:p>
          </table:table-cell>
          <table:table-cell table:formula="of:=([.B19]-[.B17])*[.F20]" office:value-type="float" office:value="787.40396666667" calcext:value-type="float">
            <text:p>787.40396666667</text:p>
          </table:table-cell>
          <table:table-cell table:formula="of:=([.B19]-[.B17])*[.G20]" office:value-type="float" office:value="7874.0396666667" calcext:value-type="float">
            <text:p>7874.0396666667</text:p>
          </table:table-cell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200" calcext:value-type="float">
            <text:p>$1,2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380" calcext:value-type="float">
            <text:p>$1,38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393701983333333" calcext:value-type="percentage">
            <text:p>39.37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4]-0.07" office:value-type="percentage" office:value="0.323701983333333" calcext:value-type="percentage">
            <text:p>32.37%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8"/>
          <table:table-cell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full stack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BOM-microcluster-basic'.E33]" office:value-type="float" office:value="141.923333333333" calcext:value-type="float">
            <text:p>$141.92</text:p>
          </table:table-cell>
          <table:table-cell table:number-columns-repeated="5"/>
        </table:table-row>
        <table:table-row table:style-name="ro7">
          <table:table-cell table:style-name="ce28"/>
          <table:table-cell table:style-name="ce32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30]+[.B31])*[.B29]" office:value-type="float" office:value="1419.23333333333" calcext:value-type="float">
            <text:p>$1,419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2:.B33])" office:value-type="float" office:value="1434.23333333333" calcext:value-type="float">
            <text:p>$1,434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4]/[.B29]" office:value-type="float" office:value="143.423333333333" calcext:value-type="float">
            <text:p>$143.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9]*([.B36]+[.B37])+[.B34]" office:value-type="float" office:value="1684.23333333333" calcext:value-type="float">
            <text:p>$1,684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8]*0.029+[.B29]*0.3" office:value-type="float" office:value="51.8427666666667" calcext:value-type="float">
            <text:p>$51.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38]" office:value-type="float" office:value="117.896333333333" calcext:value-type="float">
            <text:p>$117.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9:.B40];[.B38])" office:value-type="float" office:value="1853.97243333333" calcext:value-type="float">
            <text:p>$1,853.9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41]/[.B29]" office:value-type="float" office:value="185.397243333333" calcext:value-type="float">
            <text:p>$185.40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2]-[.B35]" office:value-type="float" office:value="41.97391" calcext:value-type="float">
            <text:p>$41.97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300" calcext:value-type="float">
            <text:p>$3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36" table:formula="of:=CEILING([.B34]/([.B44]-[.B43]))" office:value-type="float" office:value="6" calcext:value-type="float">
            <text:p>6</text:p>
          </table:table-cell>
          <table:table-cell table:number-columns-repeated="2"/>
          <table:table-cell table:formula="of:=([.B44]-[.B42])*[.E45]" office:value-type="float" office:value="114.602756666667" calcext:value-type="float">
            <text:p>114.602756666667</text:p>
          </table:table-cell>
          <table:table-cell table:formula="of:=([.B44]-[.B42])*[.F45]" office:value-type="float" office:value="1146.02756666667" calcext:value-type="float">
            <text:p>1146.02756666667</text:p>
          </table:table-cell>
          <table:table-cell table:formula="of:=([.B44]-[.B42])*[.G45]" office:value-type="float" office:value="11460.2756666667" calcext:value-type="float">
            <text:p>11460.2756666667</text:p>
          </table:table-cell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6]*[.B44]" office:value-type="float" office:value="1800" calcext:value-type="float">
            <text:p>$1,8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8]+[.B48]*0.15" office:value-type="float" office:value="2070" calcext:value-type="float">
            <text:p>$2,07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44]-[.B42])/[.B44]" office:value-type="percentage" office:value="0.382009188888889" calcext:value-type="percentage">
            <text:p>38.20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49]-0.07" office:value-type="percentage" office:value="0.312009188888889" calcext:value-type="percentage">
            <text:p>31.20%</text:p>
          </table:table-cell>
          <table:table-cell/>
        </table:table-row>
        <calcext:conditional-formats>
          <calcext:conditional-format calcext:target-range-address="'panel-kit-funding-calculator'.B21:'panel-kit-funding-calculator'.B21">
            <calcext:condition calcext:apply-style-name="ConditionalStyle_1" calcext:value="formula-is(LEN(TRIM([.B21]))&gt;0)" calcext:base-cell-address="'panel-kit-funding-calculator'.B21"/>
          </calcext:conditional-format>
          <calcext:conditional-format calcext:target-range-address="'panel-kit-funding-calculator'.B46:'panel-kit-funding-calculator'.B46">
            <calcext:condition calcext:apply-style-name="ConditionalStyle_1" calcext:value="formula-is(LEN(TRIM([.B46]))&gt;0)" calcext:base-cell-address="'panel-kit-funding-calculator'.B46"/>
          </calcext:conditional-format>
        </calcext:conditional-formats>
      </table:table>
      <table:table table:name="pp-funding-calculator" table:style-name="ta1">
        <table:table-column table:style-name="co17" table:default-cell-style-name="ce27"/>
        <table:table-column table:style-name="co2" table:default-cell-style-name="ce33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4"/>
        </table:table-row>
        <table:table-row table:style-name="ro1">
          <table:table-cell table:style-name="Default"/>
          <table:table-cell table:style-name="ce30"/>
          <table:table-cell table:number-columns-repeated="4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4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printed parts - mb'.D18]" office:value-type="float" office:value="27.4151703703704" calcext:value-type="float">
            <text:p>$27.42</text:p>
          </table:table-cell>
          <table:table-cell table:number-columns-repeated="4"/>
        </table:table-row>
        <table:table-row table:style-name="ro7">
          <table:table-cell table:style-name="ce28"/>
          <table:table-cell table:style-name="ce32"/>
          <table:table-cell table:number-columns-repeated="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274.151703703704" calcext:value-type="float">
            <text:p>$274.1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274.151703703704" calcext:value-type="float">
            <text:p>$274.1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27.4151703703704" calcext:value-type="float">
            <text:p>$27.42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5" calcext:value-type="float">
            <text:p>$5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15" calcext:value-type="float">
            <text:p>$15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474.151703703704" calcext:value-type="float">
            <text:p>$474.1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6.7503994074074" calcext:value-type="float">
            <text:p>$16.7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33.1906192592593" calcext:value-type="float">
            <text:p>$33.1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524.09272237037" calcext:value-type="float">
            <text:p>$524.0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/printed part kit</text:p>
          </table:table-cell>
          <table:table-cell table:formula="of:=[.B16]/[.B4]" office:value-type="float" office:value="52.409272237037" calcext:value-type="float">
            <text:p>$52.41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24.9941018666667" calcext:value-type="float">
            <text:p>$24.9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100" calcext:value-type="float">
            <text:p>$100.00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0"/>
          <table:table-cell table:number-columns-repeated="2"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47590727762963" calcext:value-type="percentage">
            <text:p>47.59%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30"/>
          <table:table-cell table:number-columns-repeated="4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400" calcext:value-type="float">
            <text:p>$400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460" calcext:value-type="float">
            <text:p>$460.00</text:p>
          </table:table-cell>
          <table:table-cell table:number-columns-repeated="4"/>
        </table:table-row>
        <calcext:conditional-formats>
          <calcext:conditional-format calcext:target-range-address="'pp-funding-calculator'.B21:'pp-funding-calculator'.B21">
            <calcext:condition calcext:apply-style-name="ConditionalStyle_1" calcext:value="formula-is(LEN(TRIM([.B21]))&gt;0)" calcext:base-cell-address="'pp-funding-calculator'.B21"/>
          </calcext:conditional-format>
        </calcext:conditional-formats>
      </table:table>
      <table:table table:name="getting-started-bundle" table:style-name="ta1">
        <table:table-column table:style-name="co18" table:default-cell-style-name="ce27"/>
        <table:table-column table:style-name="co19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m2 funding goal calculator</text:p>
          </table:table-cell>
          <table:covered-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panel-kit-funding-calculator'.B17]+2*1500*0.85+['photo booth kit'.B16]" office:value-type="float" office:value="2787.50410333333" calcext:value-type="float">
            <text:p>$2,787.50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 mini 2’s</text:p>
          </table:table-cell>
          <table:table-cell table:number-columns-repeated="2"/>
        </table:table-row>
        <table:table-row table:style-name="ro7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microcluster basi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14012.5205166667" calcext:value-type="currency">
            <text:p>$14,012.5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hoto booth add-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14012.5205166667" calcext:value-type="float">
            <text:p>$14,012.52</text:p>
          </table:table-cell>
          <table:table-cell/>
          <table:table-cell table:formula="of:=SUM([.D5:.D7])" office:value-type="float" office:value="3475" calcext:value-type="float">
            <text:p>3475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2802.50410333333" calcext:value-type="float">
            <text:p>$2,802.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4012.5205166667" calcext:value-type="float">
            <text:p>$14,012.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07.863094983333" calcext:value-type="float">
            <text:p>$407.8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980.876436166667" calcext:value-type="float">
            <text:p>$980.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5401.2600478167" calcext:value-type="float">
            <text:p>$15,401.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3080.25200956333" calcext:value-type="float">
            <text:p>$3,080.25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277.74790623" calcext:value-type="float">
            <text:p>$277.75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3400" calcext:value-type="float">
            <text:p>$3,400.00</text:p>
          </table:table-cell>
          <table:table-cell/>
          <table:table-cell table:style-name="ce4" office:value-type="string" calcext:value-type="string">
            <text:p>margin</text:p>
          </table:table-cell>
          <table:table-cell table:style-name="ce18" table:formula="of:=([.B19]-[.B17])/[.B19]" office:value-type="percentage" office:value="0.0940435265990197" calcext:value-type="percentage">
            <text:p>9.40%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/>
          <table:table-cell table:style-name="ce4" office:value-type="string" calcext:value-type="string">
            <text:p>profit per</text:p>
          </table:table-cell>
          <table:table-cell table:style-name="ce4" table:formula="of:=[.B19]-[.B17]" office:value-type="currency" office:currency="USD" office:value="319.747990436667" calcext:value-type="currency">
            <text:p>$319.75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7000" calcext:value-type="float">
            <text:p>$17,0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9550" calcext:value-type="float">
            <text:p>$19,550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'getting-started-bundle'.B21:'getting-started-bundle'.B21">
            <calcext:condition calcext:apply-style-name="ConditionalStyle_1" calcext:value="formula-is(LEN(TRIM([.B21]))&gt;0)" calcext:base-cell-address="'getting-started-bundle'.B21"/>
          </calcext:conditional-format>
        </calcext:conditional-formats>
      </table:table>
      <table:table table:name="octopanel" table:style-name="ta1">
        <table:table-column table:style-name="co20" table:default-cell-style-name="ce27"/>
        <table:table-column table:style-name="co2" table:default-cell-style-name="ce33"/>
        <table:table-column table:style-name="co2" table:number-columns-repeated="5" table:default-cell-style-name="Default"/>
        <table:table-column table:style-name="co21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30"/>
          <table:table-cell table:number-columns-repeated="2"/>
          <table:table-cell table:style-name="ce42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7"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.I14]" office:value-type="float" office:value="119.8" calcext:value-type="float">
            <text:p>$119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28"/>
          <table:table-cell table:style-name="ce32"/>
          <table:table-cell table:number-columns-repeated="2"/>
          <table:table-cell office:value-type="string" calcext:value-type="string">
            <text:p><text:a xlink:href="https://www.amazon.com/CanaKit-Raspberry-Complete-Starter-Kit/dp/B0778CZ97B/ref=sr_1_10?s=pc&amp;ie=UTF8&amp;qid=1522770363&amp;sr=1-10&amp;keywords=raspberry+pi" xlink:type="simple">https://www.amazon.com/CanaKit-Raspberry-Complete-Starter-Kit/dp/B0778CZ97B/ref=sr_1_10?s=pc&amp;ie=UTF8&amp;qid=1522770363&amp;sr=1-10&amp;keywords=raspberry+p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6]*[.F6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599" calcext:value-type="currency">
            <text:p>$599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604" calcext:value-type="float">
            <text:p>$604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9]*[.F9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20.8" calcext:value-type="float">
            <text:p>$120.8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10]*[.F10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29" calcext:value-type="float">
            <text:p>$729.00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2.641" calcext:value-type="float">
            <text:p>$22.64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51.03" calcext:value-type="float">
            <text:p>$51.0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COGS </text:p>
          </table:table-cell>
          <table:table-cell table:formula="of:=SUM([.B14:.B15];[.B13])" office:value-type="float" office:value="802.671" calcext:value-type="float">
            <text:p>$802.67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lightpanel.H17]*0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Total COGS/octopanel</text:p>
          </table:table-cell>
          <table:table-cell table:formula="of:=[.B16]/[.B4]" office:value-type="float" office:value="160.5342" calcext:value-type="float">
            <text:p>$160.5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9.7342" calcext:value-type="float">
            <text:p>$39.7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200" calcext:value-type="float">
            <text:p>$200.00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0" table:formula="of:=CEILING([.B9]/([.B19]-[.B18]))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800" calcext:value-type="float">
            <text:p>$80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20" calcext:value-type="float">
            <text:p>$920.00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5">
          <table:table-cell table:style-name="ce26" office:value-type="string" calcext:value-type="string" table:number-columns-spanned="2" table:number-rows-spanned="1">
            <text:p>OctoPanel extra brain cost calculator</text:p>
          </table:table-cell>
          <table:covered-table-cell table:style-name="ce30"/>
          <table:table-cell table:number-columns-repeated="2"/>
          <table:table-cell table:style-name="ce42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1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.I39]" office:value-type="float" office:value="112" calcext:value-type="float">
            <text:p>$112.00</text:p>
          </table:table-cell>
          <table:table-cell table:number-columns-repeated="7"/>
        </table:table-row>
        <table:table-row table:style-name="ro7">
          <table:table-cell table:style-name="ce28"/>
          <table:table-cell table:style-name="ce32"/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29]+[.B30])*[.B28]" office:value-type="currency" office:currency="USD" office:value="560" calcext:value-type="currency">
            <text:p>$560.00</text:p>
          </table:table-cell>
          <table:table-cell table:number-columns-repeated="2"/>
          <table:table-cell office:value-type="string" calcext:value-type="string">
            <text:p>rpi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31]*[.F31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28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H32]*[.F32]" office:value-type="currency" office:currency="USD" office:value="3" calcext:value-type="currency">
            <text:p>$3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1:.B32])" office:value-type="float" office:value="565" calcext:value-type="float">
            <text:p>$56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33]*[.F33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3]/[.B28]" office:value-type="float" office:value="113" calcext:value-type="float">
            <text:p>$113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34]*[.F34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35]*[.F35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8]*([.B35]+[.B36])+[.B33]" office:value-type="float" office:value="615" calcext:value-type="float">
            <text:p>$61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7]*0.029+[.B28]*0.3" office:value-type="float" office:value="19.335" calcext:value-type="float">
            <text:p>$19.34</text:p>
          </table:table-cell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CrowdSupply fee (7%)</text:p>
          </table:table-cell>
          <table:table-cell table:formula="of:=0.07*[.B37]" office:value-type="float" office:value="43.05" calcext:value-type="float">
            <text:p>$43.05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30:.I37])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8:.B39];[.B37])" office:value-type="float" office:value="677.385" calcext:value-type="float">
            <text:p>$677.3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otal COGS/octopanel</text:p>
          </table:table-cell>
          <table:table-cell table:formula="of:=[.B40]/[.B28]" office:value-type="float" office:value="135.477" calcext:value-type="float">
            <text:p>$135.48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39]+[lightpanel.H42]*0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1]-[.B34]" office:value-type="float" office:value="22.477" calcext:value-type="float">
            <text:p>$22.48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 table:number-columns-repeated="5"/>
          <table:table-cell table:style-name="Default"/>
          <table:table-cell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1" table:formula="of:=CEILING([.B33]/([.B43]-[.B42]))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29"/>
          <table:table-cell table:style-name="ce30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5]*[.B43]" office:value-type="float" office:value="750" calcext:value-type="float">
            <text:p>$75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7]+[.B47]*0.15" office:value-type="float" office:value="862.5" calcext:value-type="float">
            <text:p>$862.50</text:p>
          </table:table-cell>
          <table:table-cell table:number-columns-repeated="5"/>
          <table:table-cell table:style-name="Default"/>
          <table:table-cell/>
        </table:table-row>
        <calcext:conditional-formats>
          <calcext:conditional-format calcext:target-range-address="octopanel.B21:octopanel.B21">
            <calcext:condition calcext:apply-style-name="ConditionalStyle_1" calcext:value="formula-is(LEN(TRIM([.B21]))&gt;0)" calcext:base-cell-address="octopanel.B21"/>
          </calcext:conditional-format>
          <calcext:conditional-format calcext:target-range-address="octopanel.B45:octopanel.B45">
            <calcext:condition calcext:apply-style-name="ConditionalStyle_1" calcext:value="formula-is(LEN(TRIM([.B45]))&gt;0)" calcext:base-cell-address="octopanel.B45"/>
          </calcext:conditional-format>
        </calcext:conditional-formats>
      </table:table>
      <table:table table:name="lightpanel" table:style-name="ta1">
        <table:table-column table:style-name="co22" table:default-cell-style-name="ce27"/>
        <table:table-column table:style-name="co2" table:default-cell-style-name="ce33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7"/>
        </table:table-row>
        <table:table-row table:style-name="ro1">
          <table:table-cell table:style-name="Default"/>
          <table:table-cell table:style-name="ce30"/>
          <table:table-cell table:number-columns-repeated="2"/>
          <table:table-cell table:style-name="ce42" office:value-type="string" calcext:value-type="string" table:number-columns-spanned="5" table:number-rows-spanned="1">
            <text:p>BOM</text:p>
          </table:table-cell>
          <table:covered-table-cell table:number-columns-repeated="4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  <table:table-cell table:style-name="ce4"/>
          <table:table-cell/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.I14]" office:value-type="float" office:value="30.8" calcext:value-type="float">
            <text:p>$30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style-name="ce4"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28"/>
          <table:table-cell table:style-name="ce32"/>
          <table:table-cell table:number-columns-repeated="2"/>
          <table:table-cell office:value-type="string" calcext:value-type="string">
            <text:p>LED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AMIR-Backlight-Lighting-Waterproof-controller/dp/B073NXF8B7/ref=sr_1_cc_1?s=aps&amp;ie=UTF8&amp;qid=1522789959&amp;sr=1-1-catcorr&amp;keywords=LED+strip+AMIR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H6]*[.F6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308" calcext:value-type="currency">
            <text:p>$308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308" calcext:value-type="float">
            <text:p>$308.00</text:p>
          </table:table-cell>
          <table:table-cell table:number-columns-repeated="2"/>
          <table:table-cell office:value-type="string" calcext:value-type="string">
            <text:p>Printed parts and 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rintpro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H9]*[.F9]" office:value-type="currency" office:currency="USD" office:value="6" calcext:value-type="currency">
            <text:p>$6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30.8" calcext:value-type="float">
            <text:p>$30.8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558" calcext:value-type="float">
            <text:p>$558.00</text:p>
          </table:table-cell>
          <table:table-cell table:number-columns-repeated="5"/>
          <table:table-cell table:style-name="ce4" table:number-columns-repeated="2"/>
        </table:table-row>
        <table:table-row table:style-name="ro4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9.182" calcext:value-type="float">
            <text:p>$19.18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30.8" calcext:value-type="currency">
            <text:p>$30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39.06" calcext:value-type="float">
            <text:p>$39.06</text:p>
          </table:table-cell>
          <table:table-cell table:number-columns-repeated="5"/>
          <table:table-cell table:style-name="ce4"/>
          <table:table-cell/>
        </table:table-row>
        <table:table-row table:style-name="ro10">
          <table:table-cell office:value-type="string" calcext:value-type="string">
            <text:p>Total COGS </text:p>
          </table:table-cell>
          <table:table-cell table:formula="of:=SUM([.B14:.B15];[.B13])" office:value-type="float" office:value="616.242" calcext:value-type="float">
            <text:p>$616.24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'making-progress-bundle'.H17]*0" office:value-type="currency" office:currency="USD" office:value="30.8" calcext:value-type="currency">
            <text:p>$30.80</text:p>
          </table:table-cell>
        </table:table-row>
        <table:table-row table:style-name="ro7">
          <table:table-cell office:value-type="string" calcext:value-type="string">
            <text:p>Total COGS/lightpanel</text:p>
          </table:table-cell>
          <table:table-cell table:formula="of:=[.B16]/[.B4]" office:value-type="float" office:value="61.6242" calcext:value-type="float">
            <text:p>$61.62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0.8242" calcext:value-type="float">
            <text:p>$30.82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100" calcext:value-type="float">
            <text:p>$100.0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5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3" table:formula="of:=CEILING([.B9]/([.B19]-[.B18]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9"/>
          <table:table-cell table:style-name="ce30"/>
          <table:table-cell table:number-columns-repeated="7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500" calcext:value-type="float">
            <text:p>$500.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575" calcext:value-type="float">
            <text:p>$575.00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4"/>
        </table:table-row>
        <calcext:conditional-formats>
          <calcext:conditional-format calcext:target-range-address="lightpanel.B21:lightpanel.B21">
            <calcext:condition calcext:apply-style-name="ConditionalStyle_1" calcext:value="formula-is(LEN(TRIM([.B21]))&gt;0)" calcext:base-cell-address="lightpanel.B21"/>
          </calcext:conditional-format>
        </calcext:conditional-formats>
      </table:table>
      <table:table table:name="making-progress-bundle" table:style-name="ta1">
        <table:table-column table:style-name="co23" table:default-cell-style-name="ce27"/>
        <table:table-column table:style-name="co7" table:default-cell-style-name="ce33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Default"/>
          <table:table-cell table:style-name="ce30"/>
          <table:table-cell table:number-columns-repeated="2"/>
        </table:table-row>
        <table:table-row table:style-name="ro5">
          <table:table-cell table:style-name="ce26" office:value-type="string" calcext:value-type="string" table:number-columns-spanned="2" table:number-rows-spanned="1">
            <text:p>microcluster t2m2 funding goal calculator</text:p>
          </table:table-cell>
          <table:covered-table-cell table:style-name="ce30"/>
          <table:table-cell table:number-columns-repeated="2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office:value-type="string" calcext:value-type="string">
            <text:p>full stack</text:p>
          </table:table-cell>
        </table:table-row>
        <table:table-row table:style-name="ro7">
          <table:table-cell table:style-name="ce28" office:value-type="string" calcext:value-type="string">
            <text:p>BOM</text:p>
          </table:table-cell>
          <table:table-cell table:style-name="ce32" table:formula="of:=['panel-kit-funding-calculator'.B5]*2+2*(2500+1500)*0.85" office:value-type="float" office:value="6967.12666666667" calcext:value-type="float">
            <text:p>$6,967.13</text:p>
          </table:table-cell>
          <table:table-cell/>
          <table:table-cell office:value-type="string" calcext:value-type="string">
            <text:p>3 TAZ</text:p>
          </table:table-cell>
        </table:table-row>
        <table:table-row table:style-name="ro7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/>
          <table:table-cell office:value-type="string" calcext:value-type="string">
            <text:p>2 Twoolhead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38" table:formula="of:=([.B5]+[.B6])*[.B4]" office:value-type="currency" office:currency="USD" office:value="6982.12666666667" calcext:value-type="currency">
            <text:p>$6,982.13</text:p>
          </table:table-cell>
          <table:table-cell/>
          <table:table-cell office:value-type="string" calcext:value-type="string">
            <text:p>1 ludicroustruder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1" calcext:value-type="float">
            <text:p>$1.00</text:p>
          </table:table-cell>
          <table:table-cell/>
          <table:table-cell office:value-type="string" calcext:value-type="string">
            <text:p>3 octopanel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6983.12666666667" calcext:value-type="float">
            <text:p>$6,983.13</text:p>
          </table:table-cell>
          <table:table-cell/>
          <table:table-cell office:value-type="string" calcext:value-type="string">
            <text:p>3 lights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6983.12666666667" calcext:value-type="float">
            <text:p>$6,983.1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50" calcext:value-type="float">
            <text:p>$50.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033.12666666667" calcext:value-type="float">
            <text:p>$7,033.1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04.260673333333" calcext:value-type="float">
            <text:p>$204.2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492.318866666667" calcext:value-type="float">
            <text:p>$492.32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7729.70620666667" calcext:value-type="float">
            <text:p>$7,729.7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7729.70620666667" calcext:value-type="float">
            <text:p>$7,729.7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746.57954" calcext:value-type="float">
            <text:p>$746.58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4" office:value-type="float" office:value="8200" calcext:value-type="float">
            <text:p>$8,200.00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 table:number-columns-repeated="2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4" table:formula="of:=CEILING([.B9]/([.B19]-[.B18])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9"/>
          <table:table-cell table:style-name="ce30"/>
          <table:table-cell table:number-columns-repeated="2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8200" calcext:value-type="float">
            <text:p>$8,200.0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430" calcext:value-type="float">
            <text:p>$9,430.00</text:p>
          </table:table-cell>
          <table:table-cell table:number-columns-repeated="2"/>
        </table:table-row>
        <calcext:conditional-formats>
          <calcext:conditional-format calcext:target-range-address="'making-progress-bundle'.B21:'making-progress-bundle'.B21">
            <calcext:condition calcext:apply-style-name="ConditionalStyle_1" calcext:value="formula-is(LEN(TRIM([.B21]))&gt;0)" calcext:base-cell-address="'making-progress-bundle'.B21"/>
          </calcext:conditional-format>
        </calcext:conditional-formats>
      </table:table>
      <table:table table:name="photo booth kit" table:style-name="ta1">
        <table:table-column table:style-name="co24" table:default-cell-style-name="ce27"/>
        <table:table-column table:style-name="co25" table:default-cell-style-name="ce33"/>
        <table:table-column table:style-name="co2" table:number-columns-repeated="1020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Default"/>
          <table:table-cell/>
          <table:table-cell table:style-name="ce4"/>
          <table:table-cell table:number-columns-repeated="1018"/>
        </table:table-row>
        <table:table-row table:style-name="ro2">
          <table:table-cell table:style-name="ce26" office:value-type="string" calcext:value-type="string" table:number-columns-spanned="2" table:number-rows-spanned="1">
            <text:p>photo booth funding goal calculator</text:p>
          </table:table-cell>
          <table:covered-table-cell table:style-name="ce30"/>
          <table:table-cell/>
          <table:table-cell table:style-name="ce1" office:value-type="string" calcext:value-type="string" table:number-columns-spanned="5" table:number-rows-spanned="1">
            <text:p>Photo-booth bom</text:p>
          </table:table-cell>
          <table:covered-table-cell table:number-columns-repeated="2"/>
          <table:covered-table-cell table:style-name="ce4"/>
          <table:covered-table-cell/>
          <table:table-cell table:number-columns-repeated="101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/>
          <table:table-cell office:value-type="string" calcext:value-type="string">
            <text:p>vitamins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printed parts</text:p>
          </table:table-cell>
          <table:table-cell table:number-columns-repeated="1012"/>
        </table:table-row>
        <table:table-row table:style-name="ro3">
          <table:table-cell table:style-name="ce28" office:value-type="string" calcext:value-type="string">
            <text:p>BOM</text:p>
          </table:table-cell>
          <table:table-cell table:style-name="ce32" table:formula="of:=[.H18]" office:value-type="float" office:value="79" calcext:value-type="float">
            <text:p>$79.00</text:p>
          </table:table-cell>
          <table:table-cell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5"/>
          <table:table-cell table:style-name="ce2"/>
          <table:table-cell table:number-columns-repeated="5"/>
          <table:table-cell table:style-name="ce2" table:number-columns-repeated="1001"/>
          <table:table-cell table:number-columns-repeated="2"/>
        </table:table-row>
        <table:table-row table:style-name="ro7">
          <table:table-cell table:style-name="ce28"/>
          <table:table-cell table:style-name="ce32"/>
          <table:table-cell table:number-columns-repeated="4"/>
          <table:table-cell table:style-name="ce4"/>
          <table:table-cell table:number-columns-repeated="2"/>
          <table:table-cell table:style-name="ce4" office:value-type="currency" office:currency="USD" office:value="15" calcext:value-type="currency">
            <text:p>$15.00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4]+[.B5])*[.B3]" office:value-type="float" office:value="790" calcext:value-type="float">
            <text:p>$790.00</text:p>
          </table:table-cell>
          <table:table-cell/>
          <table:table-cell office:value-type="string" calcext:value-type="string">
            <text:p>Paper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Rainbow-Kraft-1369515-Finish-Paper/dp/B0062TMV0A/ref=sr_1_4?ie=UTF8&amp;qid=1523370521&amp;sr=8-4&amp;keywords=white+kraft+paper</text:p>
          </table:table-cell>
          <table:table-cell table:style-name="ce4" office:value-type="currency" office:currency="USD" office:value="23" calcext:value-type="currency">
            <text:p>$23.00</text:p>
          </table:table-cell>
          <table:table-cell table:style-name="ce4" table:formula="of:=[.G6]*[.E6]" office:value-type="currency" office:currency="USD" office:value="23" calcext:value-type="currency">
            <text:p>$2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/>
          <table:table-cell office:value-type="string" calcext:value-type="string">
            <text:p>l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Lusana-Studio-Photography-Continuous-LNA1004-EYLS949/dp/B076MLFHSN/ref=sr_1_2_sspa?ie=UTF8&amp;qid=1525367121&amp;sr=8-2-spons&amp;keywords=photo+light&amp;psc=1" xlink:type="simple">https://www.amazon.com/Lusana-Studio-Photography-Continuous-LNA1004-EYLS949/dp/B076MLFHSN/ref=sr_1_2_sspa?ie=UTF8&amp;qid=1525367121&amp;sr=8-2-spons&amp;keywords=photo+light&amp;psc=1</text:a></text:p>
          </table:table-cell>
          <table:table-cell table:style-name="ce4" office:value-type="currency" office:currency="USD" office:value="29" calcext:value-type="currency">
            <text:p>$29.00</text:p>
          </table:table-cell>
          <table:table-cell table:style-name="ce4" table:formula="of:=[.G7]*[.E7]" office:value-type="currency" office:currency="USD" office:value="29" calcext:value-type="currency">
            <text:p>$29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6:.B7])" office:value-type="float" office:value="805" calcext:value-type="float">
            <text:p>$805.00</text:p>
          </table:table-cell>
          <table:table-cell/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table:style-name="ce4" office:value-type="currency" office:currency="USD" office:value="3" calcext:value-type="currency">
            <text:p>$3.00</text:p>
          </table:table-cell>
          <table:table-cell table:style-name="ce4" table:formula="of:=[.G8]*[.E8]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8]/[.B3]" office:value-type="float" office:value="80.5" calcext:value-type="float">
            <text:p>$80.50</text:p>
          </table:table-cell>
          <table:table-cell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G9]*[.E9]" office:value-type="currency" office:currency="USD" office:value="7" calcext:value-type="currency">
            <text:p>$7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4" office:value-type="float" office:value="0" calcext:value-type="float">
            <text:p>$0.00</text:p>
          </table:table-cell>
          <table:table-cell/>
          <table:table-cell office:value-type="string" calcext:value-type="string">
            <text:p>Stic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G10]*[.E10]" office:value-type="currency" office:currency="USD" office:value="2" calcext:value-type="currency">
            <text:p>$2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3]*([.B10]+[.B11])+[.B8]" office:value-type="float" office:value="1055" calcext:value-type="float">
            <text:p>$1,055.0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2]*0.029+[.B3]*0.3" office:value-type="float" office:value="33.595" calcext:value-type="float">
            <text:p>$33.6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2]" office:value-type="float" office:value="73.85" calcext:value-type="float">
            <text:p>$73.85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3:.B14];[.B12])" office:value-type="float" office:value="1162.445" calcext:value-type="float">
            <text:p>$1,162.45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/ photo booth kit</text:p>
          </table:table-cell>
          <table:table-cell table:formula="of:=[.B15]/[.B3]" office:value-type="float" office:value="116.2445" calcext:value-type="float">
            <text:p>$116.24</text:p>
          </table:table-cell>
          <table:table-cell table:number-columns-repeated="4"/>
          <table:table-cell table:style-name="ce6" office:value-type="string" calcext:value-type="string">
            <text:p>Single qty BOM cost</text:p>
          </table:table-cell>
          <table:table-cell table:style-name="ce4" table:formula="of:=SUM([.H6:.H14])" office:value-type="currency" office:currency="USD" office:value="64" calcext:value-type="currency">
            <text:p>$64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6]-[.B9]" office:value-type="float" office:value="35.7445" calcext:value-type="float">
            <text:p>$35.74</text:p>
          </table:table-cell>
          <table:table-cell table:number-columns-repeated="4"/>
          <table:table-cell table:style-name="ce4"/>
          <table:table-cell table:number-columns-repeated="1015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225" calcext:value-type="float">
            <text:p>$225.00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Single Qty BOM with printed parts</text:p>
          </table:table-cell>
          <table:table-cell table:style-name="ce7" table:formula="of:=[.H16]+[.J5]" office:value-type="currency" office:currency="USD" office:value="79" calcext:value-type="currency">
            <text:p>$79.00</text:p>
          </table:table-cell>
          <table:table-cell table:number-columns-repeated="5"/>
          <table:table-cell table:style-name="ce3"/>
          <table:table-cell table:number-columns-repeated="5"/>
          <table:table-cell table:style-name="ce3" table:number-columns-repeated="1003"/>
        </table:table-row>
        <table:table-row table:style-name="ro1">
          <table:table-cell table:style-name="ce29"/>
          <table:table-cell table:style-name="ce30"/>
          <table:table-cell table:number-columns-repeated="1020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5" table:formula="of:=CEILING([.B8]/([.B18]-[.B17]))" office:value-type="float" office:value="5" calcext:value-type="float">
            <text:p>5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0]*[.B18]" office:value-type="float" office:value="1125" calcext:value-type="float">
            <text:p>$1,125.00</text:p>
          </table:table-cell>
          <table:table-cell table:number-columns-repeated="2"/>
          <table:table-cell table:formula="of:=([.B18]-[.B16])*[.E21]" office:value-type="float" office:value="108.7555" calcext:value-type="float">
            <text:p>108.7555</text:p>
          </table:table-cell>
          <table:table-cell table:formula="of:=([.B18]-[.B16])*[.F21]" office:value-type="float" office:value="1087.555" calcext:value-type="float">
            <text:p>1087.555</text:p>
          </table:table-cell>
          <table:table-cell table:formula="of:=([.B18]-[.B16])*[.G21]" office:value-type="float" office:value="10875.55" calcext:value-type="float">
            <text:p>10875.55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2]+[.B22]*0.15" office:value-type="float" office:value="1293.75" calcext:value-type="float">
            <text:p>$1,293.75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argin</text:p>
          </table:table-cell>
          <table:table-cell table:style-name="ce18" table:formula="of:=([.B18]-[.B16])/[.B18]" office:value-type="percentage" office:value="0.483357777777778" calcext:value-type="percentage">
            <text:p>48.34%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5]-0.07" office:value-type="percentage" office:value="0.413357777777778" calcext:value-type="percentage">
            <text:p>41.34%</text:p>
          </table:table-cell>
          <table:table-cell table:number-columns-repeated="1016"/>
        </table:table-row>
        <calcext:conditional-formats>
          <calcext:conditional-format calcext:target-range-address="'photo booth kit'.B20:'photo booth kit'.B20">
            <calcext:condition calcext:apply-style-name="ConditionalStyle_1" calcext:value="formula-is(LEN(TRIM([.B20]))&gt;0)" calcext:base-cell-address="'photo booth kit'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1:15:48.601401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5-09T11:37:23.397452130</dc:date>
    <meta:editing-duration>P32DT1H20M43S</meta:editing-duration>
    <meta:editing-cycles>35</meta:editing-cycles>
    <meta:generator>LibreOffice/5.2.7.2$Linux_X86_64 LibreOffice_project/20m0$Build-2</meta:generator>
    <meta:document-statistic meta:table-count="9" meta:cell-count="743" meta:object-count="0"/>
  </office:meta>
</office:document-meta>
</file>